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'times new roman'" svg:font-family="''times new roman''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 fo:padding="0cm" fo:border-left="none" fo:border-right="none" fo:border-top="0.002cm solid #000000" fo:border-bottom="none" style:shadow="none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0pt" style:text-underline-style="none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style:font-name="Courier New" fo:font-size="10pt" style:text-underline-style="none" fo:font-weight="normal" fo:background-color="#ffff00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ff00" style:font-weight-asian="bold" style:font-weight-complex="bold"/>
    </style:style>
    <style:style style:name="T8" style:family="text">
      <style:text-properties fo:font-weight="bold" fo:background-color="transparent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Courier New" fo:background-color="#ffff00"/>
    </style:style>
    <style:style style:name="T14" style:family="text">
      <style:text-properties style:text-position="0% 100%" style:font-name="Times New Roman" style:text-underline-style="none" fo:font-weight="bold" style:font-weight-asian="bold" style:font-weight-complex="bold"/>
    </style:style>
    <style:style style:name="T15" style:family="text">
      <style:text-properties style:text-position="0% 100%" style:font-name="Times New Roman" style:text-underline-style="none" fo:font-weight="normal" style:font-weight-asian="normal" style:font-weight-complex="normal"/>
    </style:style>
    <style:style style:name="T16" style:family="text">
      <style:text-properties style:text-position="0% 100%" style:font-name="Times New Roman"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0% 100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position="0% 100%" style:text-underline-style="none" fo:font-weight="normal" style:font-weight-asian="normal" style:font-weight-complex="normal"/>
    </style:style>
    <style:style style:name="T20" style:family="text">
      <style:text-properties style:text-position="0% 100%" style:text-underline-style="none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000000" style:text-line-through-style="none" style:font-name="Times New Roman1" style:text-underline-style="none" fo:font-weight="bold" style:font-name-asian="Times New Roman1" style:font-weight-asian="bold" style:font-name-complex="Times New Roman1" style:font-weight-complex="bold"/>
    </style:style>
    <style:style style:name="T24" style:family="text">
      <style:text-properties fo:color="#000000" style:text-line-through-style="none" style:font-name="Times New Roman1" style:text-underline-style="none" style:font-name-asian="Times New Roman1" style:font-name-complex="Times New Roman1"/>
    </style:style>
    <style:style style:name="T25" style:family="text">
      <style:text-properties fo:color="#000000" style:text-line-through-style="none"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26" style:family="text">
      <style:text-properties fo:color="#000000" style:text-line-through-style="none" style:font-name-asian="Times New Roman1" style:font-name-complex="Times New Roman1"/>
    </style:style>
    <style:style style:name="T27" style:family="text">
      <style:text-properties fo:color="#000000" style:text-line-through-style="none" fo:font-weight="bold" style:font-name-asian="Times New Roman1" style:font-weight-asian="bold" style:font-name-complex="Times New Roman1" style:font-weight-complex="bold"/>
    </style:style>
    <style:style style:name="T28" style:family="text">
      <style:text-properties fo:color="#000000" style:text-line-through-style="none" fo:background-color="#ffff00" style:font-name-asian="Times New Roman1" style:font-name-complex="Times New Roman1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background-color="#ffff00"/>
    </style:style>
    <style:style style:name="T31" style:family="text">
      <style:text-properties style:font-name="Courier New"/>
    </style:style>
    <style:style style:name="T32" style:family="text">
      <style:text-properties style:font-name="Courier New" fo:background-color="#ffff00"/>
    </style:style>
    <style:style style:name="T33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domande sono ordinate alfabeticamente in base alla parte iniziale del quesito posto.</text:p>
      <text:p text:style-name="P2"/>
      <text:p text:style-name="P2"><text:span text:style-name="T30">NOTA:</text:span> Per le domande molto simili tra loro, ho evidenziato <text:span text:style-name="T30">in giallo</text:span> le differenze, per richiamare l'attenzione sugli elementi che le distinguono. Fate i bravi e NON SBAGLIATE RIGA ;) ci siamo capiti.</text:p>
      <text:p text:style-name="P2"/>
      <text:list xml:id="list31499216" text:style-name="L1">
        <text:list-item>
          <text:p text:style-name="P3">A parità di altri tempi indicati nel ciclo di bus se una CPU A ha un tempo di setup maggiore di una CPU B <text:span text:style-name="T6">La memoria collegata ad A deve essere più veloce di quella collegata a B</text:span></text:p>
        </text:list-item>
        <text:list-item>
          <text:p text:style-name="P8"><text:span text:style-name="T24">A partire dall'indirizzo 00000h nell'8086 si trovano in ordine crescente i seguenti valori (in esadecimale): 0A 0B 0C 0D 0E 0F AA AB AC AD AE AF BA BB BC BD BE BF CA CB CC CD CE CF Arriva l'interruzione software di Divide by Zero. A che indirizzo si trova la RRI? </text:span><text:span text:style-name="T23">0D0C:0B0A</text:span></text:p>
        </text:list-item>
        <text:list-item>
          <text:p text:style-name="P9">add <text:span text:style-name="T30">r3,var1</text:span> è un istruzione assembly di una CPU con ISA sintassi <text:span text:style-name="T30">destinazione-sorgente</text:span> con un operando implicito. Significa: <text:span text:style-name="T6">r3=r3+var1</text:span></text:p>
        </text:list-item>
        <text:list-item>
          <text:p text:style-name="P9">add <text:span text:style-name="T30">var5,r2</text:span> è un'istruzione assembly di una CPU con ISA avente sintassi <text:span text:style-name="T30">sorgente-destinazione</text:span> con un operando implicito. L'istruzione significa: <text:span text:style-name="T6">r2=r2+var5</text:span></text:p>
        </text:list-item>
        <text:list-item>
          <text:p text:style-name="P3">add <text:span text:style-name="T30">var1,r3</text:span> è un'istruzione assembly di una CPU con ISA avente sintassi <text:span text:style-name="T30">destinazione-sorgente</text:span> con un operando implicito. Significa:<text:span text:style-name="T6">var1=var1+r3</text:span></text:p>
        </text:list-item>
        <text:list-item>
          <text:p text:style-name="P3">Attualmente sul mercato si vendono più <text:span text:style-name="T6">Embedded</text:span></text:p>
        </text:list-item>
        <text:list-item>
          <text:p text:style-name="P3">Avendo le seguenti istruzioni</text:p>
          <text:p text:style-name="P6">MOV DX, IOADR</text:p>
          <text:p text:style-name="P6">IN AL, DX</text:p>
          <text:p text:style-name="P7">DEC DX</text:p>
          <text:p text:style-name="P6">OUT DX,AL</text:p>
          <text:p text:style-name="P3">Che cosa si verifica?</text:p>
          <text:p text:style-name="P4">Che esistono due periferiche: una di ingresso all’indirizzo IOADR e una di uscita all’indirizzo IOADR <text:span text:style-name="T30">meno uno</text:span> e che il dato letto dalla prima viene scritto nella seconda</text:p>
        </text:list-item>
        <text:list-item>
          <text:p text:style-name="P3">Avendo le seguenti istruzioni <text:line-break/><text:span text:style-name="T31">MOV DX, IOADR <text:line-break/>IN AL, DX <text:line-break/></text:span><text:span text:style-name="T13">INC DX</text:span><text:span text:style-name="T31"> <text:line-break/>OUT DX,AL </text:span><text:line-break/>Che cosa si verifica?<text:line-break/><text:span text:style-name="T6">Che esistono due periferiche : una di ingresso all’indirizzo IOADR e una di uscita all’indirizzo IOADR </text:span><text:span text:style-name="T7">più uno</text:span><text:span text:style-name="T6"> e che il dato letto dalla prima viene scritto nella seconda</text:span></text:p>
        </text:list-item>
        <text:list-item>
          <text:p text:style-name="P3">Che cosa è un'interruzione? <text:span text:style-name="T6">E' la sospensione forzata del processo di esecuzione e trasferimento di controllo ad una "routine di servizio" che soddisfa le richieste dell'evento che ha provocato l'interruzione, al termine della quale il controllo viene restituito al processo sospeso</text:span></text:p>
        </text:list-item>
        <text:list-item>
          <text:p text:style-name="P3">Chi definisce l'ISA <text:span text:style-name="T6">Una casa costruttrice o un consorzio</text:span></text:p>
        </text:list-item>
        <text:list-item>
          <text:p text:style-name="P3">Come bisogna configurare un DMAC per permettere la trasmissione di un blocco di 4 byte da I/O a memoria? <text:span text:style-name="T6">Collegare l’I/O a una richiesta i esima di DMA; indicare per la richiesta il trasferimento I/O-&gt; mem, indicare al contatore 4 e l’indirizzo di partenza della memoria</text:span></text:p>
        </text:list-item>
        <text:list-item>
          <text:p text:style-name="P3">Con la definizione delle architetture RISC <text:span text:style-name="T6">Le prestazioni delle CPU sono passate dal 35% a più del 50% ogni anno.</text:span></text:p>
        </text:list-item>
        <text:list-item>
          <text:p text:style-name="P3">Considerando un modello di memoria non allineato, ordinamento big endian e definito il seguente segmento dati a partire dell’indirizzo 1000h:<text:line-break/><text:span text:style-name="T31">VAR1: db 1<text:line-break/>VAR2: dw ABCDh<text:line-break/>VAR3: db 2,17<text:line-break/>VAR4: dd 123456h</text:span><text:line-break/>leggendo un dato a 16 bit dall’indirizzo 1004h che valore viene letto? (Attenzione, questa domanda è molto complessa). <text:span text:style-name="T6">0017h </text:span><text:span text:style-name="T9">(n.d.y. questa è segnata come la risposta corretta, ma secondo me sarebbe 1700h)</text:span></text:p>
        </text:list-item>
        <text:list-item>
          <text:p text:style-name="P3">Considerando un processore 8086, in memoria definisco due word con la direttiva dell'assemblatore:<text:line-break/>dw 1234h, 5678h<text:line-break/>guardando un'immagine della memoria dall'indirizzo più basso a quello più alto troverò: <text:span text:style-name="T6">34h, 12h, 78h, 56h</text:span></text:p>
        </text:list-item>
        <text:list-item>
          <text:p text:style-name="P3">Cosa è il CPI? <text:span text:style-name="T6">Clock per instruction: numero di clock per eseguire una istruzione data una microarchitettura</text:span></text:p>
        </text:list-item>
        <text:list-item>
          <text:p text:style-name="P3">Cosa è l’effective address per l’architettura 8086? <text:span text:style-name="T6">è l’indirizzo calcolato dalla CPU </text:span><text:span text:style-name="T29">prima</text:span><text:span text:style-name="T6"> della combinazione con il rispettivo registro di segmento</text:span></text:p>
        </text:list-item>
        <text:list-item>
          <text:p text:style-name="P3">Cosa è l’unità di controllo cablata? <text:span text:style-name="T6">è l’unità di controllo realizzata in hardware senza microcodice</text:span></text:p>
        </text:list-item>
        <text:list-item>
          <text:p text:style-name="P3">Cosa è la descrizione comportamentale di un sistema <text:span text:style-name="T6">E' la descrizione funzionale come corrispondenza tra le uscite e gli ingressi del sistema</text:span></text:p>
        </text:list-item>
        <text:list-item>
          <text:p text:style-name="P3">Cosa è la RAM dentro all’unità di controllo microprogrammata? <text:span text:style-name="T6">è l’unità che memorizza il microcodice</text:span></text:p>
        </text:list-item>
        <text:list-item>
          <text:p text:style-name="P3"><text:span text:style-name="T11">Cosa è un modello </text:span><text:span text:style-name="T12">E' una astrazione della realtà che descrive solo i dettagli di interesse</text:span></text:p>
        </text:list-item>
        <text:list-item>
          <text:p text:style-name="P3">Cosa è un trasferimento a burst <text:span text:style-name="T6">Un trasferimento di più parole ad indirizzi consecutivi</text:span></text:p>
        </text:list-item>
        <text:list-item>
          <text:p text:style-name="P3">Cosa fa il DRAM controller <text:span text:style-name="T6">Fa da interfaccia tra il processore e la memoria creando tutti i segnali </text:span><text:soft-page-break/><text:span text:style-name="T6">necessari alla DRAM</text:span></text:p>
        </text:list-item>
        <text:list-item>
          <text:p text:style-name="P9">Cosa serve EOP per il DMAC? <text:span text:style-name="T6">E’ un segnale che indica la fine del trasferimento e puo’ essere usato come </text:span><text:span text:style-name="T6">richiesta di interruzione per la CPU</text:span></text:p>
        </text:list-item>
        <text:list-item>
          <text:p text:style-name="P3">Cosa sono nell’architettura dell’8086 la EU e BIU? <text:span text:style-name="T6">le due parti interne alla CPU, rispettivamente la Execution Unit e la Bus Interface Unit</text:span></text:p>
        </text:list-item>
        <text:list-item>
          <text:p text:style-name="P9">Cosa succede in hardware all’8086 alla richiesta di interruzione con il segnale INTR? <text:span text:style-name="T6">Se il flag IF=1 viene mandato un impulso di INTA# per notificare l’accettazione. Poi viene mandato un secondo impulso di INTA# per ricevere l’interrupt type</text:span></text:p>
        </text:list-item>
        <text:list-item>
          <text:p text:style-name="P9">Cosa vuol dire che il DMAC lavora in fly by? <text:span text:style-name="T14">Che i dati trasferiti da I/O a memoria (o viceversa) non passano per il DMAC</text:span></text:p>
        </text:list-item>
        <text:list-item>
          <text:p text:style-name="P9">Cosa vuol dire che le interruzioni possono essere sentite dall’interrupt controller "a fronte"? <text:span text:style-name="T14">Che appena arriva un fronte di salita sul piedino di una richiesta di interruzione il bit corrispondente del registro IRR viene posto a 1</text:span></text:p>
        </text:list-item>
        <text:list-item>
          <text:p text:style-name="P9"><text:span text:style-name="T15">Cosa vuol dire che l’interrupt controller 8259 lavora con Automatic EOI? </text:span><text:span text:style-name="T14">Che l’end of interrupt e’ automatico e appena l’interrupt type viene mandato, l’interruzione e’ considerata terminata per l’interrupt controller e una nuova interruzione puo’ essere mandata </text:span><text:span text:style-name="T18">anche dello stesso tipo</text:span></text:p>
        </text:list-item>
        <text:list-item>
          <text:p text:style-name="P3">Dalla legge di Amdahl si desume che in un calcolatore se un miglioramento architetturale è poco usato, allora<text:span text:style-name="T6"> se anche lo speedup parziale fosse infinito, lo speedup complessivo sarebbe limitato dalla percentuale di tempo in cui è usato.</text:span></text:p>
        </text:list-item>
        <text:list-item>
          <text:p text:style-name="P3">Dato il seguente codice assembly 8086:<text:line-break/><text:span text:style-name="T31">mov ah,02h<text:line-break/>mov cx,100<text:line-break/>mov bx,offset stringa<text:line-break/>ciclo: mov si,cx<text:line-break/>mov dl,[bx+si]<text:line-break/>int 21h<text:line-break/>loop ciclo</text:span><text:line-break/>Supponendo che la RRI (Routine di Risposta all'Interruzione) dell'interrupt DOS 21h impieghi 10 cicli di clock e che le altre istruzioni impieghino un ciclo di clock, a cui si sommano 4 cicli di clock nel caso si debba accedere alla memoria, quanti cicli di clock impiega il programma? <text:span text:style-name="T6">1703</text:span></text:p>
        </text:list-item>
        <text:list-item>
          <text:p text:style-name="P9">Dato il seguente segmento di dati dell’8086: <text:line-break/><text:span text:style-name="T31">DATI segment at F0004h <text:line-break/>db 10h,FFh <text:line-break/>Varx dw 0FF5h <text:line-break/>db AA,?,F0h <text:line-break/>DATI ends </text:span><text:line-break/>Cosa c’è in memoria all’indirizzo F0007? <text:span text:style-name="T6">il valore 0F</text:span></text:p>
        </text:list-item>
        <text:list-item>
          <text:p text:style-name="P9"><text:span text:style-name="T21">Dato un banco di memoria RAM la cui decodifica dei segnali di indirizzo è DEC, avendo a disposizione i segnali M/IO#, RD#,WR#, la decodifica del chip select in logica negata è </text:span><text:span text:style-name="T6">CSmem# = /DEC + [(RD# * WR#) + /M/IO#]</text:span></text:p>
        </text:list-item>
        <text:list-item>
          <text:p text:style-name="P3">Detti n il parallelismo interno, na la dimensione del bus indirizzi e nd la dimensione del bus dati, nel Pentium si ha che <text:span text:style-name="T6">n=32, na=32, nd=64</text:span></text:p>
        </text:list-item>
        <text:list-item>
          <text:p text:style-name="P3">Detti Tacc e Trc i tempi di accesso e read cycle di una memoria e Taddr, Toe,Tcs i ritardi della memoria da quando sono pronti gli indirizzi, i segnali di lettura e di chip select si ha che <text:span text:style-name="T6">Tacc= max (Tcs,Toe,Taddr)</text:span></text:p>
        </text:list-item>
        <text:list-item>
          <text:p text:style-name="P3">Dopo l'esecuzione di queste istruzioni:<text:line-break/><text:span text:style-name="T31">MOV AL,0CDh<text:line-break/>MOV CL,2<text:line-break/></text:span><text:span text:style-name="T13">SAL</text:span><text:span text:style-name="T31"> AL,CL</text:span></text:p>
          <text:p text:style-name="P3">che valore assume AL? <text:span text:style-name="T6">34h</text:span></text:p>
        </text:list-item>
        <text:list-item>
          <text:p text:style-name="P3">Dopo l'esecuzione di queste istruzioni: <text:line-break/><text:span text:style-name="T31">MOV AL,0CDh <text:line-break/>MOV CL,2 <text:line-break/></text:span><text:span text:style-name="T13">SAR</text:span><text:span text:style-name="T31"> AL,CL</text:span> <text:line-break/>che valore assume AL? <text:span text:style-name="T6">0F3h</text:span></text:p>
        </text:list-item>
        <text:list-item>
          <text:p text:style-name="P3">Dopo l'esecuzione di queste istruzioni:<text:line-break/><text:span text:style-name="T31">MOV AL,0AAh<text:line-break/></text:span><text:span text:style-name="T13">AND</text:span><text:span text:style-name="T31"> AL,0BBh</text:span><text:line-break/>che valore assume AL?<text:span text:style-name="T6"> 0AAh</text:span></text:p>
        </text:list-item>
        <text:list-item>
          <text:p text:style-name="P9">Dopo l'esecuzione di queste istruzioni: <text:line-break/><text:span text:style-name="T31">MOV AL,0AAh <text:line-break/></text:span><text:span text:style-name="T13">ADD</text:span><text:span text:style-name="T31"> AL,0BBh</text:span> <text:line-break/>che valore assume AL?<text:span text:style-name="T15"> </text:span><text:span text:style-name="T14">65h</text:span><text:span text:style-name="T15"> </text:span></text:p>
        </text:list-item>
        <text:list-item>
          <text:p text:style-name="P3">Dove possono essere memorizzati gli operandi della CPU <text:span text:style-name="T6">Nei registri</text:span></text:p>
        </text:list-item>
        <text:list-item>
          <text:p text:style-name="P3">Dovendo trasferire dati da 32 bit, un processore definisce un ciclo di bus composto da tre cicli di clock a <text:soft-page-break/>100Mhz, uno per fornire gli indirizzi e due per i dati. <text:span text:style-name="T6">La memoria deve trasferire 4byte in un tempo minore di 30ns</text:span></text:p>
        </text:list-item>
        <text:list-item>
          <text:p text:style-name="P3">Due processori A e B differiscono solo dell’accesso in memoria che è più veloce in A di 2 volte; sapendo che l’accesso in memoria interviene nel 60% dei casi quanto è lo speedup di A su B? <text:span text:style-name="T6">Circa 1.4</text:span></text:p>
        </text:list-item>
        <text:list-item>
          <text:p text:style-name="P3">E' vero che <text:span text:style-name="T6">Il tempo di accesso non è mai maggiore del tempo di ciclo</text:span></text:p>
        </text:list-item>
        <text:list-item>
          <text:p text:style-name="P3">Eseguendo il seguente codice assembly 8086:<text:line-break/><text:span text:style-name="T31">mov ax,1358h<text:line-break/>push ax<text:line-break/>xchg ah, al<text:line-break/>inc ax<text:line-break/>push ax<text:line-break/>mov bp,sp<text:line-break/>mov bx,[bp+1]</text:span><text:line-break/>che valore troviamo nel registro BX? <text:span text:style-name="T6">5858h</text:span></text:p>
        </text:list-item>
        <text:list-item>
          <text:p text:style-name="P3">Esistono diverse soluzioni per memorizzare gli operandi per le operazioni della CPU. In base alla soluzione adottata di definiscono le seguenti architetture (indicare quella che non esiste): <text:span text:style-name="T6">a microprogamma</text:span></text:p>
        </text:list-item>
        <text:list-item>
          <text:p text:style-name="P3">I calcolatori A,B comprati in due anni successivi hanno la CPU che migliora ogni anno di 4 volte il Tcpu (comprendente operazioni in memoria e operazioni interne nella CPU) ma hanno sempre lo stesso sottosistema di I/O per cui il tempo Tio per le operazioni di I/O rimane inalterato. Consideriamo due tipi di applicazioni - CPU bound in cui il 80% Tcpu e 20% Tio - I/O bound in cui il 40% Tcpu e 60% Tio Lo speedup di B rispetto ad A nei due casi e’ rispettivamente <text:span text:style-name="T6">2,5 e 1,43</text:span></text:p>
        </text:list-item>
        <text:list-item>
          <text:p text:style-name="P3">I compilatori <text:span text:style-name="T6">Migliorano il numero di istruzioni Ni</text:span></text:p>
        </text:list-item>
        <text:list-item>
          <text:p text:style-name="P3">I processori più costosi sono nei <text:span text:style-name="T6">Supercalcolatori </text:span></text:p>
        </text:list-item>
        <text:list-item>
          <text:p text:style-name="P3">I processori RISC, rispetto ai processori CISC: <text:span text:style-name="T6">hanno un’unità di controllo più semplice</text:span></text:p>
        </text:list-item>
        <text:list-item>
          <text:p text:style-name="P3">I registri che contengono l'indirizzo della prossima istruzione e l'istruzione corrente sono rispettivamente <text:span text:style-name="T6">PC e IR</text:span></text:p>
        </text:list-item>
        <text:list-item>
          <text:p text:style-name="P3">I registri di segmento nell’8086 sono: <text:span text:style-name="T6">CS, DS, ES, SS</text:span></text:p>
        </text:list-item>
        <text:list-item>
          <text:p text:style-name="P3">I registri di un processore sono detti ortogonali se: <text:span text:style-name="T6">possono essere utilizzati indifferentemente in tutte le istruzioni</text:span></text:p>
        </text:list-item>
        <text:list-item>
          <text:p text:style-name="P3">I registri si dicono ortogonali <text:span text:style-name="T6">Se si possono usare per tutte le istruzioni dell'ISA</text:span></text:p>
        </text:list-item>
        <text:list-item>
          <text:p text:style-name="P3">I segnali di ALE e DEN# nell’8086 sono <text:span text:style-name="T6">I segnali di abilitazione per i bus di indirizzi e di dati</text:span></text:p>
        </text:list-item>
        <text:list-item>
          <text:p text:style-name="P3">I segnali di DT/R# e DEN# nell’8086 sono <text:span text:style-name="T6">Il segnale di direzione e di abilitazione del bus dei dati</text:span></text:p>
        </text:list-item>
        <text:list-item>
          <text:p text:style-name="P9">I sistemi ASIC<text:span text:style-name="T15"> </text:span><text:span text:style-name="T14">sono solo configurabili nell'hardware</text:span></text:p>
        </text:list-item>
        <text:list-item>
          <text:p text:style-name="P3">I sistemi embedded sono <text:span text:style-name="T6">Calcolatori per uso specifico</text:span></text:p>
        </text:list-item>
        <text:list-item>
          <text:p text:style-name="P3">IDIV BX <text:span text:style-name="T6">esegue l'operazione DX.AX diviso BX e mette il quoziente in AX e il resto in DX. </text:span></text:p>
        </text:list-item>
        <text:list-item>
          <text:p text:style-name="P3">Il bit rate <text:span text:style-name="T6">La quantità di bit che possono essere trasferiti in un secondo</text:span></text:p>
        </text:list-item>
        <text:list-item>
          <text:p text:style-name="P3">Il bit rate è <text:span text:style-name="T6">Il reciproco del tempo di ciclo in una memoria ad accesso casuale</text:span></text:p>
        </text:list-item>
        <text:list-item>
          <text:p text:style-name="P3">Il bus <text:span text:style-name="T6">è un collegamento bidirezionale tra più dispositivi</text:span></text:p>
        </text:list-item>
        <text:list-item>
          <text:p text:style-name="P3">Il chip select è <text:span text:style-name="T6">Un segnale creato dal bus controller per indicare ad un dispositivo che è stato selezionato</text:span></text:p>
        </text:list-item>
        <text:list-item>
          <text:p text:style-name="P3">Il chip select viene creato <text:span text:style-name="T6">Dal bus controller usando i segnali di indirizzo e se necessario i segnali di controllo </text:span></text:p>
        </text:list-item>
        <text:list-item>
          <text:p text:style-name="P3">Il ciclo di Refresh è <text:span text:style-name="T6">Il ciclo di lettura e riscrittura dei dati su DRAM</text:span></text:p>
        </text:list-item>
        <text:list-item>
          <text:p text:style-name="P3">Il data path è? <text:span text:style-name="T6">La parte della CPU che si occupa del trasferimento, memorizzazione ed elaborazione dei dati</text:span></text:p>
        </text:list-item>
        <text:list-item>
          <text:p text:style-name="P9">Il livello che definisce il linguaggio macchina del calcolatore è<text:span text:style-name="T15"> </text:span><text:span text:style-name="T14">il livello ISA.</text:span></text:p>
        </text:list-item>
        <text:list-item>
          <text:p text:style-name="P3">Il master del bus è <text:span text:style-name="T6">il dispositivo che gestisce i segnali di controllo sul bus</text:span></text:p>
        </text:list-item>
        <text:list-item>
          <text:p text:style-name="P3">Il master del bus <text:span text:style-name="T6">è l'unità che in quel momento gestisce i segnali di controllo</text:span></text:p>
        </text:list-item>
        <text:list-item>
          <text:p text:style-name="P3">Il processo di lettura di un disco fisso prevede: <text:span text:style-name="T6">che il solenoide sulla testina del disco non sia percorso da corrente ma senza alcun tipo di contatto con il piatto venga indotta una corrente sulla testina avente segno positivo o negativo a seconda dell'orientamento delle particelle polarizzate sul piatto</text:span></text:p>
        </text:list-item>
        <text:list-item>
          <text:p text:style-name="P3">Il processore 8088 ha <text:span text:style-name="T6">registri a 16 bit, bus dati a 8 bit e bus indirizzi a 20 bit</text:span></text:p>
        </text:list-item>
        <text:list-item>
          <text:p text:style-name="P3">il registro AX e’ impiegato nell’8086 <text:span text:style-name="T6">per le operazioni di ALU, di memoria, di I/O</text:span></text:p>
        </text:list-item>
        <text:list-item>
          <text:p text:style-name="P3">Il segnale di ALE nell’8086 a cosa serve? <text:span text:style-name="T6">Ad indicare l’inizio del ciclo di bus e la presenza sul bus di indirizzi stabili</text:span></text:p>
        </text:list-item>
        <text:list-item>
          <text:p text:style-name="P3">Il segnale di M/IO# nell'8086 <text:span text:style-name="T6">Indica se la CPU sta lavorando con lo spazio di indirizzamento in memoria o in I/O </text:span></text:p>
        </text:list-item>
        <text:list-item>
          <text:p text:style-name="P3">Il segnale di ready <text:span text:style-name="T6">è un segnale che entra nella CPU per indicare che la memoria è pronta a fornire i dati e il ciclo di bus si può concludere</text:span></text:p>
        </text:list-item>
        <text:list-item>
          <text:p text:style-name="P9">Il simulatore di CPU <text:span text:style-name="T6">E' uno strumento software per modellare e simulare il comportamento di una CPU e valutarne le prestazioni</text:span></text:p>
        </text:list-item>
        <text:list-item>
          <text:p text:style-name="P3">Il tempo di accesso in una memoria ad accesso casuale in scrittura <text:span text:style-name="T6">Comprende il tempo per ricevere indirizzi, segnali di controllo e il dato</text:span></text:p>
        </text:list-item>
        <text:list-item>
          <text:p text:style-name="P3">Il throughput di una CPU è maggiore del reciproco del tempo di risposta <text:span text:style-name="T6">Se il sistema riesce a sovrapporre nel tempo l’esecuzione anche parziale di alcune operazioni</text:span></text:p>
        </text:list-item>
        <text:list-item>
          <text:p text:style-name="P3"><text:soft-page-break/>IMUL BL <text:span text:style-name="T6">esegue l'operazione AL moltiplicato BL e mette il risultato in AX</text:span></text:p>
        </text:list-item>
        <text:list-item>
          <text:p text:style-name="P3">IMUL BX<text:span text:style-name="T6"> esegue l'operazione AX moltiplicato BX e mette il risultato in DX.AX.</text:span></text:p>
        </text:list-item>
        <text:list-item>
          <text:p text:style-name="P3">In lettura <text:span text:style-name="T6">Il processore manda prima l’indirizzo poi riceve i dati</text:span></text:p>
        </text:list-item>
        <text:list-item>
          <text:p text:style-name="P9">In un disco fisso il tempo di latenza è:<text:span text:style-name="T15"> </text:span><text:span text:style-name="T14">il tempo per posizionare la testina sul settore opportuno all'interno della traccia</text:span></text:p>
        </text:list-item>
        <text:list-item>
          <text:p text:style-name="P3">In un disco fisso per cilindro si intende <text:span text:style-name="T6">l' insieme sui vari piatti di tutte le tracce equidistanti dal centro</text:span></text:p>
        </text:list-item>
        <text:list-item>
          <text:p text:style-name="P3">In una architettura a stack, le seguenti istruzioni:<text:line-break/><text:span text:style-name="T31">PUSH A<text:line-break/>PUSH B<text:line-break/>ADD<text:line-break/>PUSH C<text:line-break/>PUSH D<text:line-break/>ADD<text:line-break/>MUL</text:span><text:line-break/>lasciano sullo stack il risultato dell'operazione: <text:span text:style-name="T6">(A+B)*(C+D)</text:span></text:p>
        </text:list-item>
        <text:list-item>
          <text:p text:style-name="P3">In una architettura a stack, le seguenti istruzioni:<text:line-break/><text:span text:style-name="T31">PUSH A<text:line-break/>PUSH B<text:line-break/>ADD<text:line-break/>PUSH C<text:line-break/>ADD<text:line-break/>PUSH D<text:line-break/>MUL</text:span><text:line-break/>lasciano sullo stack il risultato dell'operazione: <text:span text:style-name="T6">((A+B)+C)*D</text:span></text:p>
        </text:list-item>
        <text:list-item>
          <text:p text:style-name="P9"><text:span text:style-name="T15">In una cache si ha MISS quando</text:span><text:span text:style-name="T14"> </text:span><text:span text:style-name="T6">l'indirizzo fornito dalla CPU non corrisponde a alcun TAG memorizzato nella cache directory</text:span></text:p>
        </text:list-item>
        <text:list-item>
          <text:p text:style-name="P3">In una cpu come l’8086, un’istruzione mov ax, var1 si trova all’indirizzo A0F00h; var1 si trova all’indirizzo A0D00h in memoria; la CPU <text:span text:style-name="T6"><text:s/>legge all’indirizzo A0F00h durante il fetch e legge all’indirizzo A0D00h durante l’execute</text:span></text:p>
        </text:list-item>
        <text:list-item>
          <text:p text:style-name="P3">In una CPU con formato di istruzione fisso a 32 bit e 6 bit di codice operativo con indirizzamento esplicito di 3 operandi, avendo il codice 10d per l'istruzione add e volendo sommare il contenuto del registro r1 con se stesso per mettere il risultato in r2 (avendo 32 registri interni), quale delle seguenti istruzioni ha una sintassi sorgente-destinazione corretta? <text:span text:style-name="T6">0010 1000 0010 0001 0001 0000 0000 0000</text:span></text:p>
        </text:list-item>
        <text:list-item>
          <text:p text:style-name="P3">In una gerarchia di memorie perchè i dati vengono replicati in tutti i livelli? <text:span text:style-name="T6">Per velocità: per avere i dati utili a disposizione nel livello più vicino alla CPU</text:span></text:p>
        </text:list-item>
        <text:list-item>
          <text:p text:style-name="P3">In una interruzione hardware i passi da compiere sono: <text:line-break/>1) accettazione della interruzione <text:line-break/>2) identificazione della sorgente e reperimento dell’indirizzo della RRI <text:line-break/>3) salvataggio dello stato della CPU e modifica del PC <text:line-break/>4) notifica alla CPU della interruzione <text:line-break/>5) ritorno al programma chiamante e ripristino dello stato <text:line-break/>6) esecuzione delle RRI <text:line-break/>Scrivere l’ordine corretto con cui vengono eseguiti.<text:line-break/><text:span text:style-name="T6">4) 1) 2) 3) 6) 5)</text:span></text:p>
        </text:list-item>
        <text:list-item>
          <text:p text:style-name="P3">In una macchina a stack la sequenza di operazioni seguente<text:line-break/><text:span text:style-name="T31">PUSH A<text:line-break/>PUSH B<text:line-break/>PUSH C<text:line-break/>PUSH D<text:line-break/>ADD<text:line-break/>ADD<text:line-break/>MUL<text:line-break/>POP R</text:span><text:line-break/>mette in R il risultato della seguente operazione aritmetica: <text:span text:style-name="T6">a*(b+c+d)</text:span></text:p>
        </text:list-item>
        <text:list-item>
          <text:p text:style-name="P3">In una memoria in cui il tempo di accesso è costante per ogni dato memorizzato, l’accesso è <text:span text:style-name="T6">Casuale</text:span></text:p>
        </text:list-item>
        <text:list-item>
          <text:p text:style-name="P3">In una periferica di I/O, a cosa servono i segnali di indirizzo? <text:span text:style-name="T6">A indirizzare registri interni per la configurazione e le operazioni di I/O </text:span></text:p>
        </text:list-item>
        <text:list-item>
          <text:p text:style-name="P3">In una periferica di I/O, cosa rappresenta il segnale di CS#? <text:span text:style-name="T6">E' il chip select che serve per abilitare la periferica ad essere letta o scritta da parte del Master del bus </text:span></text:p>
        </text:list-item>
        <text:list-item>
          <text:p text:style-name="P3">In una RAM dinamica RAS è il segnale di <text:span text:style-name="T6">Row address select</text:span></text:p>
        </text:list-item>
        <text:list-item>
          <text:p text:style-name="P3">In un modello di memoria lineare <text:span text:style-name="T6">La memoria e’ un solo blocco di byte consecutivi normalmente indirizzata con un offset definito dal compilatore ed una base definita dal loader</text:span></text:p>
        </text:list-item>
        <text:list-item>
          <text:p text:style-name="P3">I seguenti bit sono esempi di flag di stato e di controllo rispettivamente: <text:span text:style-name="T6">OF,CF di stato e DF,IF di controllo</text:span></text:p>
        </text:list-item>
        <text:list-item>
          <text:p text:style-name="P3">L’8086 è in grado di indirizzare fino a <text:span text:style-name="T6">1024 KByte di memoria</text:span></text:p>
        </text:list-item>
        <text:list-item>
          <text:p text:style-name="P3"><text:soft-page-break/>L’architettura di von Neumann si dice anche <text:span text:style-name="T6">stored program computer </text:span></text:p>
        </text:list-item>
        <text:list-item>
          <text:p text:style-name="P3"><text:span text:style-name="T26">L'elapsed time (Telapsed) è il tempo </text:span><text:span text:style-name="T27">complessivo per eseguire un task da parte dell’intero calcolatore</text:span></text:p>
        </text:list-item>
        <text:list-item>
          <text:p text:style-name="P3">L’elapsed time <text:span text:style-name="T6">Comprende il tempo della CPU, il tempo di I/O e il tempo di memoria</text:span></text:p>
        </text:list-item>
        <text:list-item>
          <text:p text:style-name="P3">L’essere non cancellabile è una caratteristica della memoria di <text:span text:style-name="T6">Alterabilità</text:span></text:p>
        </text:list-item>
        <text:list-item>
          <text:p text:style-name="P3">L’essere volatile è una caratteristica della memoria di <text:span text:style-name="T6">Durevolezza</text:span></text:p>
        </text:list-item>
        <text:list-item>
          <text:p text:style-name="P3">L’Instruction Fetch è? <text:span text:style-name="T6">è la fase di recupero dalla memoria dell’istruzione corrente</text:span></text:p>
        </text:list-item>
        <text:list-item>
          <text:p text:style-name="P3">L’IR è? <text:span text:style-name="T6">L’Instruction register: il registro della CPU che contiene l’istruzione corrente</text:span></text:p>
        </text:list-item>
        <text:list-item>
          <text:p text:style-name="P9">L'instruction register (IR) è <text:span text:style-name="T6">il registro della CPU che contiene l'istruzione corrente</text:span></text:p>
        </text:list-item>
        <text:list-item>
          <text:p text:style-name="P3">L'interrupt type n.25h dove ha l'indirizzo della Routine in risposta all'interrupt? <text:span text:style-name="T6">All’indirizzo 00094h</text:span></text:p>
        </text:list-item>
        <text:list-item>
          <text:p text:style-name="P3">L'istruzione add r1,r2,r3 (somma il contenuto di r1 e r2 e metti il risultato in r3), può essere utilizzato in macchine di tipo: <text:span text:style-name="T6">registro/registro (0,3)</text:span></text:p>
        </text:list-item>
        <text:list-item>
          <text:p text:style-name="P9">L'istruzione ADC AX,BX <text:span text:style-name="T6">esegue la somma AX + BX + Carry Flag e mette il risultato in AX.</text:span></text:p>
        </text:list-item>
        <text:list-item>
          <text:p text:style-name="P3">La CPU A esegue le istruzioni di ALU con un CPI due volte maggiore di B e le istruzioni di controllo con un CPI 3 volte minore di B;. a parità del resto sapendo che le istruzioni di ALU sono il 60% delle istruzioni e quelle di controllo il 20% che speedup ha B su A? <text:span text:style-name="T6">Circa 0.9</text:span></text:p>
        </text:list-item>
        <text:list-item>
          <text:p text:style-name="P3">La CPU lavora con dati a 32 bit, ha uno spazio di indirizzamento di 4GB e una data bus interface a 64 bit. <text:line-break/>Ha una memoria centrale di 1Mbyte a parallelismo di 16 bit<text:line-break/>istruzione var3=var1+var2; tutti i dati sono integer a 32 bit<text:line-break/>istruzioni elementari eseguite (ISA, assembler) <text:line-break/>ld r1,var1 <text:tab/>r1&lt;- M[var1] <text:line-break/>ld r2,var2 <text:tab/>r2&lt;- M[var2] <text:line-break/>add r1,r2,r3 <text:tab/>r3&lt;- r1+r2<text:line-break/>st var3,r3 <text:tab/>M[var3]&lt;- r3 <text:line-break/>se ogni trasferimento ed elaborazione avviene ad un ciclo di clock piu’ il tempo di accesso alla memoria, quanti clock sono necessari? (senza considerare il reperimento delle istruzioni?) <text:span text:style-name="T6">10</text:span></text:p>
        </text:list-item>
        <text:list-item>
          <text:p text:style-name="P3">La legge di Amdhal indica che in un calcolatore <text:span text:style-name="T6">Se un miglioramento architetturale è poco usato potrebbe essere anche infinito che lo speedup complessivo sarebbe limitato dipendentemente dalla frequenza di uso</text:span></text:p>
        </text:list-item>
        <text:list-item>
          <text:p text:style-name="P3">La Legge di Moore prevede che <text:span text:style-name="T6">Il numero di transistor di un calcolatore raddoppiano ogni anno e mezzo</text:span></text:p>
        </text:list-item>
        <text:list-item>
          <text:p text:style-name="P3">La località temporale ci dice che <text:span text:style-name="T6">E’ probabile che un dato usato in un istante possa essere riusato in un tempo localmente vicino</text:span></text:p>
        </text:list-item>
        <text:list-item>
          <text:p text:style-name="P9"><text:span text:style-name="T25">La modalità di indirizzamento dell’I/O denominata mappata in I/O prevede</text:span><text:span text:style-name="T23"> che la porta di I/O abbia un spazio di indirizzi riservato e un set di istruzioni specifiche(in,out ..)</text:span></text:p>
        </text:list-item>
        <text:list-item>
          <text:p text:style-name="P9">La RRI dell'interruzione con interrupt type=34h è allocata in memoria all'indirizzo CS:IP F030:B002. L'indirizzo corrente nel momento in cui arriva l'interruzione è CS:IP A0B0:F020. Il registro di Flag contiene 0F00 (tutto esadecimale). Cosa c’è scritto nell'interrupt vector? <text:span text:style-name="T6">A partire dall’indirizzo D0h (in modo crescente) viene memorizzato 02, B0, 30,F0</text:span></text:p>
        </text:list-item>
        <text:list-item>
          <text:p text:style-name="P3">La sequenza<text:line-break/>MAR &lt;-IR[var1]<text:line-break/>MDR &lt;-M[MAR]<text:line-break/>R[r1] &lt;-MDR è? <text:span text:style-name="T6">Un istruzione di Load su un registro r1 di una variabile in memoria var1</text:span></text:p>
        </text:list-item>
        <text:list-item>
          <text:p text:style-name="P3">La sequenza<text:line-break/>A&lt;- IR[var1]; B&lt;-IR[immed]<text:line-break/>Aluout&lt;-A+B<text:line-break/>MAR&lt;-Aluout<text:line-break/>R[r1]&lt;-MDR è? <text:span text:style-name="T6">Un’istruzione di Load su un registro r1 di una variabile all’indirizzo var1 + un valore immed</text:span></text:p>
        </text:list-item>
        <text:list-item>
          <text:p text:style-name="P3">La sequenza<text:line-break/>MAR &lt;-PC <text:line-break/>MDR&lt;-M[MAR] <text:line-break/>IR&lt;- MDR <text:line-break/>PC&lt;- PC+N ; DECODE (IR) <text:line-break/>MAR&lt;-IR(opadr) <text:line-break/>MDR&lt;- R[IR(reg)] <text:line-break/>M[MAR]&lt;-MDR<text:line-break/>è? <text:span text:style-name="T6">Un istruzione di Store in una variabile in memoria all’indirizzo opadr del valore di un registro reg</text:span></text:p>
        </text:list-item>
        <text:list-item>
          <text:p text:style-name="P3">La sequenza<text:line-break/>MAR &lt;-PC <text:line-break/>MDR&lt;-M[MAR] <text:line-break/>IR&lt;- MDR <text:line-break/>PC&lt;-PC+N ; DECODE (IR) <text:line-break/>A&lt;-IR(displ) <text:line-break/>B&lt;- PC <text:line-break/>PC&lt;-Aluout<text:line-break/><text:soft-page-break/>è? <text:span text:style-name="T6">Un’istruzione di salto all’indirizzo PC+ N+displ</text:span></text:p>
        </text:list-item>
        <text:list-item>
          <text:p text:style-name="P3">La sequenza di microistruzioni che segue:<text:line-break/>A &lt;- R[IR(BX)]<text:line-break/>B &lt;- IR(3)<text:line-break/>ALUOUT &lt;- A + B<text:line-break/>MAR &lt;- ALUOUT<text:line-break/>MDR &lt;- M[MAR]<text:line-break/>A &lt;- R[IR(AX)]<text:line-break/>B &lt;- MDR<text:line-break/>ALUOut &lt;- A – B<text:line-break/>R[IR(AX)] &lt;- ALUOut<text:line-break/>è relativa all’istruzione: <text:span text:style-name="T6">SUB AX,[BX+3]</text:span></text:p>
        </text:list-item>
        <text:list-item>
          <text:p text:style-name="P3">La sigla PCI, riferita al "bus PCI" è l'acronimo di<text:span text:style-name="T6"> Peripheral Component Interconnect</text:span></text:p>
        </text:list-item>
        <text:list-item>
          <text:p text:style-name="P9">La suddivisione in zone per avere un numero di settori variabile dipendente dalla circonferenza della traccia in cui si trovano consente: <text:span text:style-name="T6">di incrementare la capacità di memorizzazione del disco rispetto a una struttura con il numero di settori per traccia fissato</text:span></text:p>
        </text:list-item>
        <text:list-item>
          <text:p text:style-name="P9">La tastiera ha i due registri interni RBR e SR agli indirizzi 60h e 64h. Lo stato è pronto se contiene 00000001b. Il driver lavora in polling ed è il seguente: <text:line-break/>[...] <text:line-break/><text:span text:style-name="T31">Ciclo: <text:line-break/>IN AL,&lt;X1&gt; <text:line-break/>CMP AL,01h <text:line-break/>&lt;X2&gt; Ciclo <text:line-break/>IN AL,&lt;X3&gt;</text:span> <text:line-break/>[...] <text:line-break/>Che cosa deve essere messo al posto di &lt;X1&gt;, &lt;X2&gt; e &lt;X3&gt;? <text:span text:style-name="T6">64h, JNE, 60h</text:span></text:p>
        </text:list-item>
        <text:list-item>
          <text:p text:style-name="P3">Le EPROM sono <text:span text:style-name="T6">Erasable PROM</text:span></text:p>
        </text:list-item>
        <text:list-item>
          <text:p text:style-name="P3">Le interruzioni in polling su una sola linea che non usano il daisy-chain <text:span text:style-name="T6">Hanno una priorità che dipende dal software di risposta all’interrupt</text:span></text:p>
        </text:list-item>
        <text:list-item>
          <text:p text:style-name="P3">Le interruzioni software sono mascherabili <text:span text:style-name="T6">Mai</text:span></text:p>
        </text:list-item>
        <text:list-item>
          <text:p text:style-name="P3">Le istruzioni nell’8086 <text:s/><text:span text:style-name="T6">sono a lunghezza variabile</text:span></text:p>
        </text:list-item>
        <text:list-item>
          <text:p text:style-name="P3">Le memorie che si possono solo leggere e cancellare con raggi UV sono le <text:span text:style-name="T6">EPROM</text:span></text:p>
        </text:list-item>
        <text:list-item>
          <text:p text:style-name="P3">Le memorie DRAM sono di solito a più alta capacità delle SRAM perchè <text:span text:style-name="T6">Necessitano meno transistor per memorizzare un bit</text:span></text:p>
        </text:list-item>
        <text:list-item>
          <text:p text:style-name="P3">Le memorie SRAM sono <text:span text:style-name="T6">Memorie RAM statiche</text:span></text:p>
        </text:list-item>
        <text:list-item>
          <text:p text:style-name="P3">MDR e MAR<text:span text:style-name="T6"> Sono i registri di interfaccia per trasferire da e verso la memoria rispettivamente dati e indirizzi.</text:span></text:p>
        </text:list-item>
        <text:list-item>
          <text:p text:style-name="P9">MDR significa <text:span text:style-name="T14">Memory Data Register</text:span></text:p>
        </text:list-item>
        <text:list-item>
          <text:p text:style-name="P3">Memorie con parallelismo di un byte possono essere messe in <text:span text:style-name="T30">parallelo</text:span><text:span text:style-name="T33"> </text:span><text:span text:style-name="T8">per aumentare la dimensione della parola</text:span></text:p>
        </text:list-item>
        <text:list-item>
          <text:p text:style-name="P3">Memorie con parallelismo di un byte possono essere messe in <text:span text:style-name="T30">serie</text:span><text:span text:style-name="T6"> per aumentare il numero di celle realmente indirizzabili. </text:span></text:p>
        </text:list-item>
        <text:list-item>
          <text:p text:style-name="P3">Nel processore 8086, i registri general purpose sono<text:span text:style-name="T6"> AX, BX, CX, DX, SI, DI, BP, SP.</text:span></text:p>
        </text:list-item>
        <text:list-item>
          <text:p text:style-name="P3">Nel progetto del formato delle istruzioni <text:span text:style-name="T6">si progetta la dimensione dell’istruzione e dei campi dell’istruzione</text:span></text:p>
        </text:list-item>
        <text:list-item>
          <text:p text:style-name="P3">Nel registro flag nell’8086, il bit SF <text:span text:style-name="T6">E’ un bit di stato che indica che il risultato dell’operazione e’ negativo</text:span></text:p>
        </text:list-item>
        <text:list-item>
          <text:p text:style-name="P3">Nell’8086 come si definisce la dimensione in bit del trasferimento? <text:span text:style-name="T6">Dalla dimensione del registro destinazione o sorgente</text:span></text:p>
        </text:list-item>
        <text:list-item>
          <text:p text:style-name="P3">Nell'8086, i registri general purpose sono <text:span text:style-name="T6">AX, BX, CX, DX, BP, SI, DI e SP</text:span></text:p>
        </text:list-item>
        <text:list-item>
          <text:p text:style-name="P3">Nell'8086, il registro IP <text:span text:style-name="T6">contiene l'indirizzo della prossima istruzione</text:span></text:p>
        </text:list-item>
        <text:list-item>
          <text:p text:style-name="P3">Nell'8086, il registro SH è la parte alta di: <text:span text:style-name="T6">di nessuno dei tre </text:span><text:span text:style-name="T9">(n.d.y. le altre alternative erano SI, SP e SS)</text:span></text:p>
        </text:list-item>
        <text:list-item>
          <text:p text:style-name="P3">Nell’architettura dell’8086 i segmenti sono allineati <text:span text:style-name="T6">al paragrafo</text:span></text:p>
        </text:list-item>
        <text:list-item>
          <text:p text:style-name="P3">Nell'architettura di Von Neumann i dati e le istruzioni <text:span text:style-name="T6">Sono codificati come stringhe binarie memorizzate nelle stesse unità di memoria</text:span></text:p>
        </text:list-item>
        <text:list-item>
          <text:p text:style-name="P3">Nell’architettura di Von Neumann la memoria secondaria <text:span text:style-name="T6">Fa parte dell’IO</text:span></text:p>
        </text:list-item>
        <text:list-item>
          <text:p text:style-name="P3">Nell'esecuzione dell'istruzione <text:span text:style-name="T13">in ax,dx</text:span> quanto valgono i segnali di RD#,WR# e M/IO# ?<text:span text:style-name="T6"> 0,1,0 </text:span></text:p>
        </text:list-item>
        <text:list-item>
          <text:p text:style-name="P3">Nell'esecuzione dell'istruzione <text:span text:style-name="T13">mov ax,[bx]</text:span> quanto valgono i segnali di RD#,WR# e M/IO# ? <text:span text:style-name="T6">0,1,1</text:span></text:p>
        </text:list-item>
        <text:list-item>
          <text:p text:style-name="P3">Nell'esecuzione dell'istruzione <text:span text:style-name="T13">mov [bx],ax</text:span> quanto valgono i segnali di RD#,WR# e M/IO# ? <text:span text:style-name="T6">1,0,1</text:span></text:p>
        </text:list-item>
        <text:list-item>
          <text:p text:style-name="P3">Nell'indirizzamento ISOLATED I/O <text:span text:style-name="T6">l'I/O usa i metodi di indirizzamento con istruzioni specifiche in uno spazio di indirizzamento separato dalla memoria </text:span></text:p>
        </text:list-item>
        <text:list-item>
          <text:p text:style-name="P3">Nell'istruzione MOV BX,000FCh il valore 000FCh viene codificato con: <text:span text:style-name="T6">16 bit.</text:span></text:p>
        </text:list-item>
        <text:list-item>
          <text:p text:style-name="P3">Nella formula TCPU=Ni*CPI*Tck, il termine Ni non dipende <text:span text:style-name="T6">dalla tecnologia microelettronica</text:span></text:p>
        </text:list-item>
        <text:list-item>
          <text:p text:style-name="P3">Nelle architetture ld/st e nelle architetture memory register normalmente il numero di registri espliciti nel formato della istruzione e’ rispettivamente <text:span text:style-name="T6">3 e 2</text:span></text:p>
        </text:list-item>
        <text:list-item>
          <text:p text:style-name="P3"><text:soft-page-break/>Nelle CPU attuali i bit di parità sono usati <text:span text:style-name="T6">Uno per ogni byte di parallelismo della memoria per controllare errori nel trasferimento tra CPU e memoria</text:span></text:p>
        </text:list-item>
        <text:list-item>
          <text:p text:style-name="P3">Nelle macchine RISC a parità degli altri componenti del calcolo del Tcpu, <text:span text:style-name="T6">Ni aumenta perché con un repertorio di istruzioni semplice la traduzione di linguaggi di alto livello richiede più istruzioni</text:span></text:p>
        </text:list-item>
        <text:list-item>
          <text:p text:style-name="P3">Nelle macchine RISC il CPI diminuisce rispetto alle CISC <text:span text:style-name="T6">perchè le istruzioni sono tutte semplici e l'implementazione hardware è più efficiente</text:span></text:p>
        </text:list-item>
        <text:list-item>
          <text:p text:style-name="P3">Pentium, Pentium II, Pentium III e Pentium 4 hanno <text:span text:style-name="T6">la stessa dimensione dei registri interni</text:span></text:p>
        </text:list-item>
        <text:list-item>
          <text:p text:style-name="P10"><text:span text:style-name="T19">Per comunicare con le periferiche la CPU può lavorare in (si indichi il protocollo di comunicazione sbagliato) </text:span><text:span text:style-name="T20">Maximum Mode</text:span></text:p>
        </text:list-item>
        <text:list-item>
          <text:p text:style-name="P10"><text:span text:style-name="T19">Per evitare che il formato delle istruzioni sia troppo lungo, i bit dell'indirizzo dell'istruzione successiva </text:span><text:span text:style-name="T20">Non sono indicati esplicitamente nelle istruzioni se non nelle istruzioni di controllo e si usa il PC</text:span></text:p>
        </text:list-item>
        <text:list-item>
          <text:p text:style-name="P3">Per ridurre le miss di tipo capacity <text:span text:style-name="T6">converrebbe aumentare la dimensione della cache.</text:span></text:p>
        </text:list-item>
        <text:list-item>
          <text:p text:style-name="P3">Perché fu progettata l’architettura RISC? <text:span text:style-name="T6">Per ottimizzare l’esecuzione di istruzioni frequenti e ridurre così il CPI medio</text:span></text:p>
        </text:list-item>
        <text:list-item>
          <text:p text:style-name="P3">Perchè nell’8086 ci sono due ALU? <text:span text:style-name="T6">Per eseguire nello stesso tempo l’operazione sugli operandi ed il calcolo dell’indirizzo o per gli operandi o per la prossima istruzione</text:span></text:p>
        </text:list-item>
        <text:list-item>
          <text:p text:style-name="P3">Perchè nelle gerarchie di memoria un dato acceduto viene ricopiato nelle memorie gerarchicamente più alte?<text:span text:style-name="T6"> Per la località temporale </text:span></text:p>
        </text:list-item>
        <text:list-item>
          <text:p text:style-name="P3">Perchè si dice che nell’8086 il bus è multiplexato: <text:span text:style-name="T6">perchè può essere usato per dati e indirizzi ma in tempi diversi</text:span></text:p>
        </text:list-item>
        <text:list-item>
          <text:p text:style-name="P3">Quando si memorizza un dato più grande di un byte nell’8086: <text:span text:style-name="T6">l’MSB viene memorizzato a indirizzi più alti</text:span></text:p>
        </text:list-item>
        <text:list-item>
          <text:p text:style-name="P3">Quando si scrive DS:BX, si intende accedere all'indirizzo: <text:span text:style-name="T6">DS*16+BX</text:span></text:p>
        </text:list-item>
        <text:list-item>
          <text:p text:style-name="P3">Quale delle seguenti istruzioni per assembly 8086 è corretta? <text:span text:style-name="T6">MOV DS,AX</text:span></text:p>
        </text:list-item>
        <text:list-item>
          <text:p text:style-name="P3">Quale di queste affermazioni è vera <text:span text:style-name="T6">Il microprocessore può contenere più CPU</text:span></text:p>
        </text:list-item>
        <text:list-item>
          <text:p text:style-name="P3">Quanti cicli di clock servono per eseguire l’istruzione ld r1,var1 sapendo che ogni microperazione necessita di un ciclo di clock e la memoria 4 cicli aggiuntivi? (si consideri una sola operazione per la decodifica e l’incremento del PC) <text:span text:style-name="T6">15 </text:span></text:p>
        </text:list-item>
        <text:list-item>
          <text:p text:style-name="P3">Ricordando che la funzione 02h del DOS visualizza il carattere contenuto in DL, che cosa visualizza il seguente programma?<text:line-break/><text:span text:style-name="T31">mov ah,0<text:line-break/>mov al,0ffh<text:line-break/>mov bl,8<text:line-break/>div bl<text:line-break/>xchg ah,al<text:line-break/>mov ah,0<text:line-break/>mov si,ax<text:line-break/>mov dl,CaratteriEsa[si]<text:line-break/>mov ah,02h<text:line-break/>int 21h<text:line-break/>CaratteriEsa db '0123456789ABCDEF'</text:span> <text:line-break/><text:span text:style-name="T6">7</text:span></text:p>
        </text:list-item>
        <text:list-item>
          <text:p text:style-name="P3">Sapendo che CS=181E, DS=180E, SS=1826, AX=4C77, BX=A3F9, BP=B939, l'istruzione: MOV AX,<text:span text:style-name="T30">[BP]</text:span> (i valori sono tutti espressi in esadecimale) <text:span text:style-name="T6">legge dalla memoria all'indirizzo 23B99 </text:span></text:p>
        </text:list-item>
        <text:list-item>
          <text:p text:style-name="P3"><text:span text:style-name="T26">Sapendo che CS=181E, DS=180E, SS=1826, AX=4C77, BX=A3F9, BP=B939, l'istruzione: MOV AX,</text:span><text:span text:style-name="T28">[BX]</text:span><text:span text:style-name="T26"> (i valori sono tutti espressi in esadecimale) </text:span><text:span text:style-name="T27">legge dalla memoria all'indirizzo 224D9</text:span></text:p>
        </text:list-item>
        <text:list-item>
          <text:p text:style-name="P3"><text:span text:style-name="T26">Se arriva una interruzione sul piedino NMI dell’8086, </text:span><text:span text:style-name="T27">viene sempre abilitata l’interruzione con interrupt type numero 2</text:span></text:p>
        </text:list-item>
        <text:list-item>
          <text:p text:style-name="P3">Se AX=AB79 e BX=12FF, dopo l'esecuzione delle istruzioni<text:line-break/><text:span text:style-name="T31">xor ax,bx<text:line-break/>xor bx,ax<text:line-break/>xor ax,bx</text:span><text:line-break/>che cosa c'è in AX e BX? <text:span text:style-name="T6">AX=12FF - BX=AB79 </text:span></text:p>
        </text:list-item>
        <text:list-item>
          <text:p text:style-name="P3">Se DS=9999h e BX=9999h l’operazione mov ax,[bx] legge dall’indirizzo: <text:span text:style-name="T6">A3329h</text:span></text:p>
        </text:list-item>
        <text:list-item>
          <text:p text:style-name="P3">Se il program counter viene incrementato di n, quale è il motivo? <text:span text:style-name="T6">Perche n è il numero di byte dell’istruzione</text:span></text:p>
        </text:list-item>
        <text:list-item>
          <text:p text:style-name="P3">Se la CPU richiede un tempo di accesso massimo di 2 cicli di clock a 100Mhz e la memoria ha tempo di accesso di 40ns <text:span text:style-name="T6">La memoria richiede due cicli di wait</text:span></text:p>
        </text:list-item>
        <text:list-item>
          <text:p text:style-name="P3">Se la cpu vuole leggere in una periferica i segnali di RD#, M/IO#, WR# nel bus di controllo assumono il valore <text:span text:style-name="T6">001</text:span></text:p>
        </text:list-item>
        <text:list-item>
          <text:p text:style-name="P3">Se la cpu vuole scrivere in una periferica i segnali di RD#, M/IO#, WR# nel bus di controllo assumono il valore <text:span text:style-name="T6">100</text:span></text:p>
        </text:list-item>
        <text:list-item>
          <text:p text:style-name="P3">Se la memoria deve essere letta dalla cpu i segnali di RD#, M/IO#, WR# nel bus di controllo assumono il valore<text:span text:style-name="T6"> 011</text:span></text:p>
        </text:list-item>
        <text:list-item>
          <text:p text:style-name="P3">Se la memoria deve essere scritta dalla cpu i segnali di RD#, M/IO#, WR# nel bus di controllo assumono il <text:soft-page-break/>valore <text:span text:style-name="T6">110</text:span></text:p>
        </text:list-item>
        <text:list-item>
          <text:p text:style-name="P3">Se si considerasse la memoria centrale come la cache della memoria virtuale, sarebbe una cache <text:span text:style-name="T6">Fully associative</text:span></text:p>
        </text:list-item>
        <text:list-item>
          <text:p text:style-name="P3">Se un 8086 esegue un istruzione mov AX, [BX] i segnali di RD#, WR#, M/IO# <text:s/>durante il ciclo di bus valgono <text:span text:style-name="T6">101</text:span></text:p>
        </text:list-item>
        <text:list-item>
          <text:p text:style-name="P3">Se una CPU esegue una sequenza di 100 istruzioni con CPI=5 in media, per impiegare meno di 500 cicli di clock, devo scegliere una CPU con <text:span text:style-name="T6">Un throughput maggiore</text:span></text:p>
        </text:list-item>
        <text:list-item>
          <text:p text:style-name="P3">Se una memoria ha un tempo di accesso ad un dato di 10ns e necessita di 1ns tra un accesso e il successivo se sono di tipo diverso (ad es. una lettura ed una scrittura), il sistema avrà una larghezza di banda <text:span text:style-name="T6">Di 100M accessi al secondo se gli accessi sono dello stesso tipo</text:span></text:p>
        </text:list-item>
        <text:list-item>
          <text:p text:style-name="P3">Se una memoria RAM ha 18 bit di indirizzo e 16 bit di dati ha una capacità di <text:span text:style-name="T6">512Kbyte</text:span></text:p>
        </text:list-item>
        <text:list-item>
          <text:p text:style-name="P3">Se una memoria statica ha i segnali MCS, MRD e MOE per abilitazione lettura e output enable (con scrittura realizzata con MRD e MOE negati) e un processore ha i segnali RD# e WR# e M/IO#, tralasciando la decodifica degli indirizzi i segnali della memoria sono realizzati come <text:span text:style-name="T6">MRD= M/IO# and <text:s/>not(RD#)</text:span></text:p>
        </text:list-item>
        <text:list-item>
          <text:p text:style-name="P3">Se una memoria statica ha i segnali MCS, MRD e MOE per abilitazione lettura e output enable (con scrittura realizzata con MRD e MOE negati) e un processore ha i segnali RD# e WR# e M/IO#, tralasciando la decodifica degli indirizzi i segnali della memoria sono realizzati come <text:span text:style-name="T6">MWD= M/IO# and <text:s/>not (WR#)</text:span></text:p>
        </text:list-item>
        <text:list-item>
          <text:p text:style-name="P3">Segnale digitale <text:span text:style-name="T6">Se assume solo un numero finito di valori</text:span></text:p>
        </text:list-item>
        <text:list-item>
          <text:p text:style-name="P3">Si deve eseguire un programma con un ciclo di 10 iterazioni; in ogni ciclo si devono leggere le variabili var1,var2, var3 e var4 che sono allocate in memoria agli indirizzi rispettivamente F000A023, F000A021, A000A022, F000A025. Con uno spazio di indirizzamento a 32 bit ed una cache 2-way associative con linee di 16B di dati e di capacità di 1Mbyte, quante miss si verificano? <text:span text:style-name="T5">Meno di 15 miss</text:span></text:p>
        </text:list-item>
        <text:list-item>
          <text:p text:style-name="P3">Si vuole progettare un PC con un processore a 32 bit di dati, e 32MB di memoria . Usando dispositivi di DRAM da 16Mb con parallelismo 4 bit come si devono disporre i banchi? <text:span text:style-name="T6">2 serie di 8 dispositivi in parallelo</text:span></text:p>
        </text:list-item>
        <text:list-item>
          <text:p text:style-name="P3">Si vuole progettare un PC con un processore a 64 bit di dati, e 512MB di memoria. Usando dispositivi di DRAM da 64Mb con parallelismo 4 bit come si devono disporre i banchi? <text:span text:style-name="T6">4 serie di 16 dispositivi in parallelo</text:span></text:p>
        </text:list-item>
        <text:list-item>
          <text:p text:style-name="P3">Sia data una cache di capacità di 128Kbyte a 4-way associative con blocchi di 16Byte Quanti sono i bit di tag, index e offset se lo spazio di indirizzamento e’ a 16Gbyte? <text:span text:style-name="T6">19, 11,4</text:span></text:p>
        </text:list-item>
        <text:list-item>
          <text:p text:style-name="P3">Sia data una cpu con parallelismo interno n=16, un bus di indirizzi na=24, un bus di dati nd=32 e istruzioni di ni=28 bit. Le istruzioni hanno campi di lunghezza fissa 6,5,5,5,7 di cui 6 bit per il codice operativo e per le istruzioni di ALU, 5 bit destinati ai campi degli operandi sorgente e destinazione e 7 per funzioni aggiuntive. Di quanti bit è formato il registro Program Counter? <text:span text:style-name="T6">24 </text:span><text:span text:style-name="T10">(n.d.y. Il program counter contiene l'INDIRIZZO di una istruzione, quindi deve essere di </text:span><text:span text:style-name="T22">na </text:span><text:span text:style-name="T10">bit)</text:span></text:p>
        </text:list-item>
        <text:list-item>
          <text:p text:style-name="P9">Sia data una cpu con parallelismo interno n=16, un bus di indirizzi na=24, un bus di dati nd=32 e istruzioni di ni=28 bit. Le istruzioni hanno campi di lunghezza fissa 6,5,5,5,7 di cui 6 bit per il codice operativo e per le istruzioni di ALU, 5 bit destinati ai campi degli operandi sorgente e destinazione e 7 per funzioni aggiuntive. Di quanti bit è formato l'Instruction Register? <text:span text:style-name="T6">28 </text:span><text:span text:style-name="T16">(n.d.y. L'instruction register contiene UNA INTERA ISTRUZIONE, quindi deve essere di </text:span><text:span text:style-name="T17">ni </text:span><text:span text:style-name="T16">bit)</text:span></text:p>
        </text:list-item>
        <text:list-item>
          <text:p text:style-name="P3">Sia data una cpu con parallelismo interno n=16, un bus di indirizzi na=24, un bus di dati nd=32 e istruzioni di ni=28 bit. Le istruzioni hanno campi di lunghezza fissa 6,5,5,5,7 di cui 6 bit per il codice operativo e per le istruzioni di ALU, 5 bit destinati ai campi degli operandi sorgente e destinazione e 7 per funzioni aggiuntive. Quante istruzioni diverse sono previste al massimo nell'ISA? <text:span text:style-name="T6">64</text:span></text:p>
        </text:list-item>
        <text:list-item>
          <text:p text:style-name="P3">Sia dato un disco fisso con settori da 512 byte e 32 settori per traccia Tseek=10ms, RPM=5200; bitrate pari a 5MB/s; Si vogliono leggere 256 Kbyte nel caso di organizzazione sequenziale e random quali sono i tempi di lettura: <text:span text:style-name="T6">0,15 sec ; 8,12 sec</text:span></text:p>
        </text:list-item>
        <text:list-item>
          <text:p text:style-name="P3">Sia dato un processore a 24 bit di indirizzo e bus di dati ad 16 bit con spazio di indirizzamento allineato; deve indirizzare 1Mbyte di RAM a partire dagli indirizzi bassi. <text:span text:style-name="T6">Utilizza un blocco con due dispositivi in parallelo CS0#= /(/A23 x /A22 x /A21 x /A20) CS1#= /(/A23 x /A22 x /A21 x /A20) </text:span></text:p>
        </text:list-item>
        <text:list-item>
          <text:p text:style-name="P3">Sia dato un processore a 24 bit di indirizzo e bus di dati ad 8 bit; deve indirizzare 1Mbyte di RAM a partire dagli indirizzi bassi. <text:span text:style-name="T6">Utilizza un blocco di Memoria con CS#= /(/A23 x /A22 x /A21 x /A20)</text:span></text:p>
        </text:list-item>
        <text:list-item>
          <text:p text:style-name="P3">Sia definita una variabile byte Contatore. L'espressione MOV AL,[Contatore+BX] <text:span text:style-name="T6">è un'indirizzamento indiretto tramite registro base e spiazzamento</text:span></text:p>
        </text:list-item>
        <text:list-item>
          <text:p text:style-name="P3">Siano A1, A2 e A3 delle Word valorizzate così A1=A000h, A2=B000h, A3=D000h, e sia dato il seguente codice <text:line-break/><text:span text:style-name="T31">Code segment at A1 <text:line-break/>Mov DS,A2 <text:line-break/>Mov ES,A3 <text:line-break/>Mov DX,A1 <text:line-break/>Mov BX,2 <text:line-break/>Mov AL,ES:[BX]<text:line-break/>Out DX,AL<text:line-break/>Mov AL,ES:[BX+2] <text:line-break/>Out DX,AL <text:line-break/></text:span><text:soft-page-break/><text:span text:style-name="T31">Mov Dx,A2 <text:line-break/>In AL,DX <text:line-break/>Mov [A1],AL <text:line-break/>Code ends </text:span><text:line-break/>Le operazioni in memoria a che indirizzi sono riferite? <text:span text:style-name="T6">D0002, D0004, BA000</text:span></text:p>
        </text:list-item>
        <text:list-item>
          <text:p text:style-name="P3">Supponendo che il ciclo di bus necessiti due cicli di clock per leggere da memoria allo stesso parallelismo della CPU e due cicli per ogni trasferimento di I/O, sapendo che la porta parallela ha parallelismo un byte un 286 a 10 MHz per trasferire 1KByte quanto tempo impiega? <text:span text:style-name="T6">400 microsecondi circa</text:span></text:p>
        </text:list-item>
        <text:list-item>
          <text:p text:style-name="P3">Tempo di risposta in alcuni casi si può chiamare (indicare il termine sbagliato) <text:span text:style-name="T6">Larghezza di banda</text:span></text:p>
        </text:list-item>
        <text:list-item>
          <text:p text:style-name="P3">Tra i processori intel 8088 e 8086 <text:span text:style-name="T6">non ci sono differenze se non il parallelismo del bus dei dati</text:span></text:p>
        </text:list-item>
        <text:list-item>
          <text:p text:style-name="P3"><text:span text:style-name="T11">Un’architettura ha metodo di indirizzamento allineato </text:span><text:span text:style-name="T12">se il dato può essere allocato solo ad indirizzi multipli della dimensione del bus dati</text:span> <text:s text:c="8"/></text:p>
        </text:list-item>
        <text:list-item>
          <text:p text:style-name="P3">Un Giga, Un Tera, Un Mega byte significano <text:span text:style-name="T6">2^30, 2^40, 2^20 byte</text:span></text:p>
        </text:list-item>
        <text:list-item>
          <text:p text:style-name="P3">Un interrupt controller ha base 40h e tre richieste di interruzioni del modem, la keyboard e il mouse, collegate alle richieste IR0,IR1 e IR2. Il mask register vale MR[7:0]= 00001101. le priorità sono come di default <text:span text:style-name="T6">Vengono servite le richieste della keyboard e basta </text:span></text:p>
        </text:list-item>
        <text:list-item>
          <text:p text:style-name="P3">Un modello di memoria segmentato, rispetto ad uno lineare, ha il seguente vantaggio: <text:span text:style-name="T6">semplifica la rilocazione del codice</text:span></text:p>
        </text:list-item>
        <text:list-item>
          <text:p text:style-name="P3">Un Peta e un Giga byte sono <text:span text:style-name="T6">2^50 e 2^30 byte</text:span></text:p>
        </text:list-item>
        <text:list-item>
          <text:p text:style-name="P9">Un processore a <text:span text:style-name="T30">16 bit</text:span> di bus di dati e 24 bit di indirizzi con spazio di indirizzamento non allineato ha una memoria RAM di 8Mbyte (a partire dall' indirizzo 0) composta da due memorie M0 e M1, ognuna a parallelismo di 1 byte, i cui chip select sono dati da <text:span text:style-name="T6">CSM1#= /(/A23)+ BE1#, CSM0# = /(/A23 )+ BE0#</text:span></text:p>
        </text:list-item>
        <text:list-item>
          <text:p text:style-name="P9">Un processore a <text:span text:style-name="T30">8 bit</text:span> di bus di dati e 24 bit di indirizzi con spazio di indirizzamento non allineato ha una memoria RAM di <text:span text:style-name="T30">4Mbyte</text:span> (a partire dall'indirizzo 0) composta da due memorie M0 e M1 grandi uguali, ognuna a parallelismo di 1 byte, i cui chip select(codifica espandibile) sono dati da <text:span text:style-name="T6">CSM1#= /(/A23 x /A22 x A21), CSM0# = /(/A23 x /A22 X /A21)</text:span></text:p>
        </text:list-item>
        <text:list-item>
          <text:p text:style-name="P9">Un processore a <text:span text:style-name="T30">8 bit</text:span> di bus di dati e 24 bit di indirizzi con spazio di indirizzamento non allineato ha una memoria RAM di <text:span text:style-name="T30">8Mbyte</text:span> (a partire dall'indirizzo 0) composta da due memorie M0 e M1 grandi uguali, ognuna a parallelismo di 1 byte, i cui chip select(codifica espandibile) sono dati da <text:span text:style-name="T6">CSM1#= /(/A23 x A22), CSM0# = /(/A23 x /A22)</text:span></text:p>
        </text:list-item>
        <text:list-item>
          <text:p text:style-name="P9">Un processore ha la cache di primo livello on chip con tempo di accesso di 1Tck e hit rate del 90%; in caso di miss deve andare in memoria centrale dove per caricare una linea di 32 byte sono necessari 10 clock con il clock di sistema a 500Mhz e il clock del processore a 1Ghz. Quale e’ il tempo di accesso medio? <text:span text:style-name="T6">3 ns</text:span></text:p>
        </text:list-item>
        <text:list-item>
          <text:p text:style-name="P3"><text:span text:style-name="T11">Un processore ha i bus di dati ed indirizzi di 16bit e 24 bit rispettivamente. Vuole riempire tutto lo spazio di indirizzamento con memorie di 2Mbyte a 8 bit di parallelismo interno. Quanti dispositivi deve considerare? </text:span><text:span text:style-name="T12">4 banchi in serie di 2 dispositivi in parallelo</text:span> <text:s text:c="7"/></text:p>
        </text:list-item>
        <text:list-item>
          <text:p text:style-name="P3"><text:span text:style-name="T26">Un processore ha il bus dati a 64 bit e il bus indirizzi a 32 bit. Ha spazio di indirizzamento non allineato e la memoria centrale realizzata con banchi da 512 MB ognuno con il parallelismo del bus dati. Questi sono </text:span><text:span text:style-name="T26">realizzati combinando in parallelo alcuni dispositivi da 8 bit. La memoria è espandibile. Quanti sono, nell'ordine: 1) i bit di indirizzo nel chip select per selezionare il banco? 2) i bit di indirizzo che vanno ad ogni dispositivo? 3) i segnali di BE#? </text:span><text:span text:style-name="T27">3, 26, 8</text:span></text:p>
        </text:list-item>
        <text:list-item>
          <text:p text:style-name="P3">Un processore ha un CPI di 3 per istruzioni di ALU che statisticamente sono una istruzione su due in ogni programma; un CPI di 6 per gli accessi alla memoria che sono il 20% del tempo rimanente e un CPI di 1 per le istruzioni di controllo. Quale è il CPI medio? <text:span text:style-name="T6">CPI medio=3</text:span></text:p>
        </text:list-item>
        <text:list-item>
          <text:p text:style-name="P9">Un programma necessita <text:span text:style-name="T30">33</text:span> milioni di istruzioni e mediamente processa istruzioni a <text:span text:style-name="T30">2</text:span> cicli di clock per istruzione con una frequenza di clock di 3GHz. Qual è il tempo di CPU? <text:span text:style-name="T6">22 ms</text:span></text:p>
        </text:list-item>
        <text:list-item>
          <text:p text:style-name="P3">Un programma necessita <text:span text:style-name="T30">66</text:span> milioni di istruzioni e mediamente processa istruzioni a <text:span text:style-name="T30">4</text:span> cicli di clock per istruzione con una frequenza di clock di 3GHz. Qual è il tempo di CPU? <text:span text:style-name="T6">88 ms</text:span></text:p>
        </text:list-item>
        <text:list-item>
          <text:p text:style-name="P3">Una CPU vuole copiare un dato da una periferica di input alla memoria; nei due cicli di bus i segnali di bus di controllo RD#, M/IO#, WR# avranno valore <text:span text:style-name="T6">001 110</text:span></text:p>
        </text:list-item>
        <text:list-item>
          <text:p text:style-name="P3">Una CPU vuole copiare un dato dalla memoria ad una periferica di output; nei due cicli di bus i segnali di bus di controllo RD#, M/IO#, WR# avranno valore <text:span text:style-name="T6">011 100</text:span></text:p>
        </text:list-item>
        <text:list-item>
          <text:p text:style-name="P3">Una memoria ad accesso casuale ha tempo di ciclo di 150ns, parallelismo di 32bit e bus degli indirizzi a 16 bit. <text:span text:style-name="T6">Ha una velocità di trasferimento massima di 48Mbyte/sec</text:span></text:p>
        </text:list-item>
        <text:list-item>
          <text:p text:style-name="P3">Una memoria associativa <text:span text:style-name="T6">L’accesso avviene tramite associazione tra l’indirizzo e parte del contenuto</text:span></text:p>
        </text:list-item>
        <text:list-item>
          <text:p text:style-name="P3">Una memoria è affidabile <text:span text:style-name="T6">Se ha un elevato Mean time between failure</text:span></text:p>
        </text:list-item>
        <text:list-item>
          <text:p text:style-name="P3">Una memoria è volatile se <text:span text:style-name="T6">I dati nelle celle di memoria nel tempo possono modificare il loro valore (in assenza di alimentazione)</text:span></text:p>
        </text:list-item>
        <text:list-item>
          <text:p text:style-name="P3">Una memoria ha accesso casuale se (scegliere la definizione corretta) <text:span text:style-name="T6">Il tempo di accesso non dipende dalla posizione del dato in memoria</text:span></text:p>
        </text:list-item>
        <text:list-item>
          <text:p text:style-name="P3">Una memoria ha accesso diretto se (scegliere la definizione corretta) <text:span text:style-name="T6">è possibile accedere direttamente ad un </text:span><text:span text:style-name="T6">dato senza dover accedere a quelli precedenti</text:span></text:p>
        </text:list-item>
        <text:list-item>
          <text:p text:style-name="P5"><text:span text:style-name="T11">Una memoria ha accesso sequenziale se (scegliere la definizione corretta)</text:span><text:span text:style-name="T12"> </text:span><text:span text:style-name="T6">Il tempo di accesso comprende il tempo per accedere ai dati precedent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'times new roman'" svg:font-family="''times new roman''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 fo:padding="0cm" fo:border-left="none" fo:border-right="none" fo:border-top="0.002cm solid #000000" fo:border-bottom="none" style:shadow="none"/>
    </style:style>
    <style:style style:name="M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style="italic" style:font-size-asian="10pt" style:font-style-asian="italic" style:font-size-complex="10pt" style:font-style-complex="italic"/>
    </style:style>
    <style:style style:name="MT4" style:family="text">
      <style:text-properties fo:font-size="10pt" fo:font-style="normal" style:font-size-asian="10pt" style:font-style-asian="normal" style:font-size-complex="10pt" style:font-style-complex="normal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yfede.it/"><text:span text:style-name="MT1">www.yfede.it</text:span></text:a><text:span text:style-name="MT2"><text:tab/></text:span><text:span text:style-name="MT3"> Calcolatori Elettronici A – Quiz di Teoria – Ver. 5</text:span><text:span text:style-name="MT2"><text:tab/></text:span><text:span text:style-name="MT4"><text:page-number text:select-page="current">9</text:page-number></text:span><text:span text:style-name="MT4">/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7-10-14T16:48:43</meta:creation-date>
    <dc:date>2009-01-07T21:42:04</dc:date>
    <meta:editing-cycles>1</meta:editing-cycles>
    <meta:editing-duration>PT0S</meta:editing-duration>
    <meta:document-statistic meta:table-count="0" meta:image-count="0" meta:object-count="0" meta:page-count="9" meta:paragraph-count="234" meta:word-count="6208" meta:character-count="3612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2" VL:comment="Aggiunto numero di versione nel piè di pagina e tolto dal nome del file" VL:creator="Federico Marverti" dc:date-time="2007-10-14T16:47:55"/>
</VL:version-list>
</file>